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6.91cm" fo:margin-left="0cm" fo:break-before="auto" fo:break-after="auto" table:align="left"/>
    </style:style>
    <style:style style:name="Tabla4.A" style:family="table-column">
      <style:table-column-properties style:column-width="9.394cm"/>
    </style:style>
    <style:style style:name="Tabla4.B" style:family="table-column">
      <style:table-column-properties style:column-width="3.307cm"/>
    </style:style>
    <style:style style:name="Tabla4.C" style:family="table-column">
      <style:table-column-properties style:column-width="1.349cm"/>
    </style:style>
    <style:style style:name="Tabla4.D" style:family="table-column">
      <style:table-column-properties style:column-width="2.859cm"/>
    </style:style>
    <style:style style:name="Tabla4.1" style:family="table-row">
      <style:table-row-properties style:min-row-height="0.848cm" style:use-optimal-row-height="false"/>
    </style:style>
    <style:style style:name="Tabla4.A1" style:family="table-cell">
      <style:table-cell-properties fo:padding-left="0cm" fo:padding-right="0.037cm" fo:padding-top="0cm" fo:padding-bottom="0cm" fo:border-left="0.25pt solid #000001" fo:border-right="none" fo:border-top="0.25pt solid #000001" fo:border-bottom="0.25pt solid #000001" style:writing-mode="lr-tb"/>
    </style:style>
    <style:style style:name="Tabla4.B1" style:family="table-cell">
      <style:table-cell-properties fo:padding-left="0cm" fo:padding-right="0.037cm" fo:padding-top="0cm" fo:padding-bottom="0cm" fo:border-left="0.25pt solid #000001" fo:border-right="0.5pt solid #000001" fo:border-top="0.25pt solid #000001" fo:border-bottom="0.25pt solid #000001" style:writing-mode="lr-tb"/>
    </style:style>
    <style:style style:name="Tabla4.C1" style:family="table-cell">
      <style:table-cell-properties fo:padding-left="0cm" fo:padding-right="0.037cm" fo:padding-top="0cm" fo:padding-bottom="0cm" fo:border="0.25pt solid #000001" style:writing-mode="lr-tb"/>
    </style:style>
    <style:style style:name="Tabla2" style:family="table">
      <style:table-properties style:width="15.903cm" fo:margin-left="0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43cm"/>
    </style:style>
    <style:style style:name="Tabla2.B" style:family="table-column">
      <style:table-column-properties style:column-width="12.16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4.001cm"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background-color="transparent" fo:keep-together="auto">
        <style:background-image/>
      </style:table-row-properties>
    </style:style>
    <style:style style:name="Tabla2.A6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3" style:family="table">
      <style:table-properties style:width="15.3cm" style:rel-width="90%" fo:margin-top="0cm" fo:margin-bottom="0cm" table:align="center" style:may-break-between-rows="true" style:writing-mode="lr-tb" table:border-model="collapsing"/>
    </style:style>
    <style:style style:name="Tabla3.A" style:family="table-column">
      <style:table-column-properties style:column-width="10.315cm" style:rel-column-width="44183*"/>
    </style:style>
    <style:style style:name="Tabla3.B" style:family="table-column">
      <style:table-column-properties style:column-width="4.985cm" style:rel-column-width="21351*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Tabla3.B5" style:family="table-cell" style:data-style-name="N10000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loext:graphic-properties draw:fill-gradient-name="gradient" draw:fill-hatch-name="hatch"/>
      <style:paragraph-properties fo:line-height="200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6" style:family="paragraph" style:parent-style-name="Figura_5f_Tabla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7" style:family="paragraph" style:parent-style-name="Tabulado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8" style:family="paragraph" style:parent-style-name="Contenido">
      <loext:graphic-properties draw:fill-gradient-name="gradient" draw:fill-hatch-name="hatch"/>
      <style:paragraph-properties fo:margin-left="0cm" fo:margin-right="0cm" fo:line-height="200%" fo:text-indent="0cm" style:auto-text-indent="false"/>
      <style:text-properties style:font-name="Arial2" fo:font-size="12pt" officeooo:paragraph-rsid="00078554" style:font-size-asian="12pt" style:font-size-complex="12pt"/>
    </style:style>
    <style:style style:name="P9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10" style:family="paragraph" style:parent-style-name="Text">
      <loext:graphic-properties draw:fill-gradient-name="gradient" draw:fill-hatch-name="hatch"/>
      <style:paragraph-properties fo:margin-top="0.423cm" fo:margin-bottom="0.212cm" style:contextual-spacing="true" fo:line-height="200%"/>
      <style:text-properties style:font-name="Arial2" fo:font-size="12pt" officeooo:paragraph-rsid="00078554" style:font-size-asian="12pt" style:font-size-complex="12pt"/>
    </style:style>
    <style:style style:name="P11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ea5d6" style:font-size-asian="12pt" style:font-size-complex="12pt"/>
    </style:style>
    <style:style style:name="P12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108d17" style:font-size-asian="12pt" style:font-size-complex="12pt"/>
    </style:style>
    <style:style style:name="P1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align="justify" style:justify-single-word="false" fo:text-indent="0cm" style:auto-text-indent="false" style:page-number="auto" fo:background-color="transparent" fo:keep-with-next="always">
        <style:tab-stops>
          <style:tab-stop style:position="0.106cm"/>
        </style:tab-stops>
      </style:paragraph-properties>
      <style:text-properties style:font-name="Arial2" fo:font-size="12pt" officeooo:rsid="00108d17" officeooo:paragraph-rsid="00108d17" style:font-size-asian="12pt" style:font-size-complex="12pt"/>
    </style:style>
    <style:style style:name="P14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fo:background-color="#ffffff" style:font-size-asian="12pt" style:font-size-complex="12pt"/>
    </style:style>
    <style:style style:name="P15" style:family="paragraph" style:parent-style-name="Standard">
      <style:paragraph-properties fo:margin-top="0.199cm" fo:margin-bottom="0.199cm" style:contextual-spacing="false" fo:line-height="100%"/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16" style:family="paragraph" style:parent-style-name="Standard">
      <style:paragraph-properties fo:margin-left="0.199cm" fo:margin-right="0cm" fo:margin-top="0.199cm" fo:margin-bottom="0.199cm" style:contextual-spacing="false" fo:line-height="100%" fo:text-indent="0cm" style:auto-text-indent="false">
        <style:tab-stops/>
      </style:paragraph-properties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17" style:family="paragraph" style:parent-style-name="Standard">
      <style:paragraph-properties fo:margin-left="0.199cm" fo:margin-right="0cm" fo:margin-top="0.199cm" fo:margin-bottom="0.199cm" style:contextual-spacing="false" fo:line-height="100%" fo:text-align="center" style:justify-single-word="false" fo:text-indent="0cm" style:auto-text-indent="false">
        <style:tab-stops/>
      </style:paragraph-properties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18" style:family="paragraph" style:parent-style-name="Standard">
      <style:paragraph-properties fo:margin-top="0.199cm" fo:margin-bottom="0.199cm" style:contextual-spacing="false" fo:line-height="100%" fo:text-align="center" style:justify-single-word="false"/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19" style:family="paragraph" style:parent-style-name="Standard">
      <style:paragraph-properties fo:margin-top="0.199cm" fo:margin-bottom="0.199cm" style:contextual-spacing="false" fo:line-height="100%" fo:text-align="center" style:justify-single-word="false"/>
      <style:text-properties style:font-name="Arial2" fo:font-size="12pt" fo:font-weight="bold" officeooo:paragraph-rsid="000ea5d6" fo:background-color="#ffffff" style:font-name-asian="Calibri" style:font-size-asian="12pt" style:font-weight-asian="bold" style:font-name-complex="Calibri" style:font-size-complex="12pt"/>
    </style:style>
    <style:style style:name="P20" style:family="paragraph" style:parent-style-name="Standard">
      <style:paragraph-properties fo:margin-left="0.199cm" fo:margin-right="0cm" fo:margin-top="0.199cm" fo:margin-bottom="0.199cm" style:contextual-spacing="false" fo:line-height="100%" fo:text-align="center" style:justify-single-word="false" fo:text-indent="0cm" style:auto-text-indent="false">
        <style:tab-stops/>
      </style:paragraph-properties>
      <style:text-properties style:font-name="Arial2" fo:font-size="12pt" fo:font-weight="bold" officeooo:paragraph-rsid="000ea5d6" fo:background-color="#ffffff" style:font-name-asian="Calibri" style:font-size-asian="12pt" style:font-weight-asian="bold" style:font-name-complex="Calibri" style:font-size-complex="12pt"/>
    </style:style>
    <style:style style:name="P21" style:family="paragraph" style:parent-style-name="Standard">
      <style:paragraph-properties fo:margin-left="0.199cm" fo:margin-right="0cm" fo:margin-top="0.199cm" fo:margin-bottom="0.199cm" style:contextual-spacing="false" fo:line-height="100%" fo:text-indent="0cm" style:auto-text-indent="false">
        <style:tab-stops/>
      </style:paragraph-properties>
      <style:text-properties style:font-name="Arial2" fo:font-size="12pt" fo:font-weight="bold" officeooo:paragraph-rsid="000ea5d6" fo:background-color="#ffffff" style:font-name-asian="Calibri" style:font-size-asian="12pt" style:font-weight-asian="bold" style:font-name-complex="Calibri" style:font-size-complex="12pt"/>
    </style:style>
    <style:style style:name="P22" style:family="paragraph" style:parent-style-name="Standard">
      <style:paragraph-properties fo:margin-left="0.199cm" fo:margin-right="0cm" fo:margin-top="0.199cm" fo:margin-bottom="0.199cm" style:contextual-spacing="false" fo:line-height="100%" fo:text-align="center" style:justify-single-word="false" fo:text-indent="0cm" style:auto-text-indent="false">
        <style:tab-stops/>
      </style:paragraph-properties>
      <style:text-properties style:font-name="Arial2" fo:font-size="12pt" officeooo:paragraph-rsid="000ea5d6" fo:background-color="#ff0000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-hatch-name="hatch"/>
      <style:paragraph-properties fo:line-height="150%" fo:text-align="end" style:justify-single-word="false"/>
      <style:text-properties style:font-name="Arial2" fo:font-size="16pt" fo:font-weight="bold" officeooo:rsid="000d7eed" officeooo:paragraph-rsid="00122212" style:font-size-asian="16pt" style:font-weight-asian="bold" style:font-size-complex="16pt" style:font-weight-complex="bold"/>
    </style:style>
    <style:style style:name="P25" style:family="paragraph" style:parent-style-name="Standard">
      <loext:graphic-properties draw:fill-hatch-name="hatch"/>
      <style:paragraph-properties fo:line-height="150%" fo:text-align="end" style:justify-single-word="false"/>
      <style:text-properties style:font-name="Arial2" fo:font-size="16pt" fo:font-weight="normal" officeooo:rsid="000d7eed" officeooo:paragraph-rsid="00122212" style:font-size-asian="16pt" style:font-weight-asian="normal" style:font-size-complex="16pt" style:font-weight-complex="normal"/>
    </style:style>
    <style:style style:name="P26" style:family="paragraph" style:parent-style-name="Text">
      <loext:graphic-properties draw:fill-gradient-name="gradient" draw:fill-hatch-name="hatch"/>
      <style:paragraph-properties fo:line-height="200%"/>
      <style:text-properties officeooo:paragraph-rsid="00108d17"/>
    </style:style>
    <style:style style:name="P27" style:family="paragraph" style:parent-style-name="Text_20_body">
      <loext:graphic-properties draw:fill-hatch-name="hatch"/>
      <style:paragraph-properties fo:line-height="200%" fo:text-align="justify" style:justify-single-word="false"/>
      <style:text-properties officeooo:paragraph-rsid="00108d17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cm" fo:margin-right="0cm" fo:margin-top="0.847cm" fo:margin-bottom="0cm" style:contextual-spacing="false" fo:line-height="200%" fo:text-indent="0cm" style:auto-text-indent="false" fo:background-color="transparent"/>
      <style:text-properties style:font-name="Arial2" fo:font-size="12pt" officeooo:rsid="000ea5d6" officeooo:paragraph-rsid="00108d17" style:font-size-asian="12pt" style:font-size-complex="12pt"/>
    </style:style>
    <style:style style:name="P35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Arial2" fo:font-size="12pt" officeooo:rsid="00108d17" officeooo:paragraph-rsid="00108d17" style:font-size-asian="12pt" style:font-size-complex="12pt"/>
    </style:style>
    <style:style style:name="P36" style:family="paragraph" style:parent-style-name="Standard" style:list-style-name="L1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style:font-name="Arial2" fo:font-size="12pt" officeooo:rsid="00108d17" officeooo:paragraph-rsid="00108d17" style:font-size-asian="12pt" style:font-size-complex="12pt"/>
    </style:style>
    <style:style style:name="P37" style:family="paragraph" style:parent-style-name="Standard" style:master-page-name="Standard">
      <style:paragraph-properties style:page-number="1" fo:break-before="page"/>
      <style:text-properties officeooo:paragraph-rsid="00078554"/>
    </style:style>
    <style:style style:name="P38" style:family="paragraph" style:parent-style-name="Standard">
      <style:text-properties officeooo:paragraph-rsid="001385a2"/>
    </style:style>
    <style:style style:name="P39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rsid="00108d17" officeooo:paragraph-rsid="00108d17" style:font-size-asian="12pt" style:font-size-complex="12pt"/>
    </style:style>
    <style:style style:name="P40" style:family="paragraph" style:parent-style-name="Text" style:list-style-name="WWNum51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" style:list-style-name="WWNum52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" style:list-style-name="WWNum53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">
      <loext:graphic-properties draw:fill-gradient-name="gradient" draw:fill-hatch-name="hatch"/>
      <style:paragraph-properties fo:line-height="200%"/>
      <style:text-properties officeooo:paragraph-rsid="00078554"/>
    </style:style>
    <style:style style:name="P44" style:family="paragraph" style:parent-style-name="Text">
      <loext:graphic-properties draw:fill-gradient-name="gradient" draw:fill-hatch-name="hatch"/>
      <style:paragraph-properties fo:line-height="200%"/>
      <style:text-properties officeooo:paragraph-rsid="001385a2"/>
    </style:style>
    <style:style style:name="P45" style:family="paragraph" style:parent-style-name="Text_20_body" style:list-style-name="WWNum8">
      <style:paragraph-properties fo:break-before="page"/>
    </style:style>
    <style:style style:name="P46" style:family="paragraph" style:parent-style-name="Text_20_body">
      <style:paragraph-properties fo:break-before="page"/>
    </style:style>
    <style:style style:name="T1" style:family="text">
      <style:text-properties officeooo:rsid="0021c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font-name="Arial2" fo:font-size="12pt" style:font-size-asian="12pt" style:font-size-complex="12pt"/>
    </style:style>
    <style:style style:name="T4" style:family="text">
      <style:text-properties style:use-window-font-color="true" loext:opacity="0%" style:font-name="Arial2" fo:font-size="12pt" officeooo:rsid="0021c405" style:font-size-asian="12pt" style:font-size-complex="12pt"/>
    </style:style>
    <style:style style:name="T5" style:family="text">
      <style:text-properties officeooo:rsid="00078554"/>
    </style:style>
    <style:style style:name="T6" style:family="text">
      <style:text-properties fo:color="#000000" loext:opacity="100%" fo:font-weight="bold" style:font-name-asian="Times New Roman" style:font-weight-asian="bold" style:font-weight-complex="bold"/>
    </style:style>
    <style:style style:name="T7" style:family="text">
      <style:text-properties style:font-name="Arial2" fo:font-size="12pt" style:font-size-asian="12pt" style:font-size-complex="12pt"/>
    </style:style>
    <style:style style:name="T8" style:family="text">
      <style:text-properties style:font-name="Arial2" fo:font-size="12pt" officeooo:rsid="0021c405" style:font-size-asian="12pt" style:font-size-complex="12pt"/>
    </style:style>
    <style:style style:name="T9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0926ad"/>
    </style:style>
    <style:style style:name="T11" style:family="text">
      <style:text-properties officeooo:rsid="000ea5d6"/>
    </style:style>
    <style:style style:name="T12" style:family="text">
      <style:text-properties fo:font-style="italic" officeooo:rsid="0021c405" style:font-style-asian="italic" style:font-style-complex="italic"/>
    </style:style>
    <style:style style:name="T13" style:family="text">
      <style:text-properties officeooo:rsid="00108d17"/>
    </style:style>
    <style:style style:name="T14" style:family="text">
      <style:text-properties officeooo:rsid="0011a56f"/>
    </style:style>
    <style:style style:name="T15" style:family="text">
      <style:text-properties officeooo:rsid="00131c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p text:style-name="P3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Unidad didáctica: Colecciones de datos</text:p>
      <text:p text:style-name="P24">Autora: Cristina Moreno Ruiz</text:p>
      <text:p text:style-name="P25"/>
      <text:p text:style-name="P25">Concurso oposición de estabilización</text:p>
      <text:p text:style-name="P25">de Secundaria y RE (20/12/2022)</text:p>
      <text:p text:style-name="P25"/>
      <text:p text:style-name="P25">Especialidad: Informática</text:p>
      <text:p text:style-name="P3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8"><text:a xlink:type="simple" xlink:href="#__RefHeading___Toc1039_2998979112" text:style-name="Index_20_Link" text:visited-style-name="Index_20_Link"><text:s/>1 COSAS PENDIENTES<text:tab/>1</text:a></text:p>
          <text:p text:style-name="P28"><text:a xlink:type="simple" xlink:href="#__RefHeading___Toc2496_2093756706" text:style-name="Index_20_Link" text:visited-style-name="Index_20_Link"><text:s/>2 INTRODUCCIÓN<text:tab/>1</text:a></text:p>
          <text:p text:style-name="P28"><text:a xlink:type="simple" xlink:href="#__RefHeading___Toc2498_2093756706" text:style-name="Index_20_Link" text:visited-style-name="Index_20_Link"><text:s/>3 CONTEXTUALIZACIÓN DE LA UNIDAD DIDÁCTICA<text:tab/>2</text:a></text:p>
          <text:p text:style-name="P29"><text:a xlink:type="simple" xlink:href="#__RefHeading___Toc2500_2093756706" text:style-name="Index_20_Link" text:visited-style-name="Index_20_Link"><text:s/>3.1 Relación con unidades previas<text:tab/>2</text:a></text:p>
          <text:p text:style-name="P29"><text:a xlink:type="simple" xlink:href="#__RefHeading___Toc2502_2093756706" text:style-name="Index_20_Link" text:visited-style-name="Index_20_Link"><text:s/>3.2 Relación con unidades didácticas posteriores<text:tab/>3</text:a></text:p>
          <text:p text:style-name="P29"><text:a xlink:type="simple" xlink:href="#__RefHeading___Toc2506_2093756706" text:style-name="Index_20_Link" text:visited-style-name="Index_20_Link"><text:s/>3.3 Relación con otros módulos<text:tab/>3</text:a></text:p>
          <text:p text:style-name="P28"><text:a xlink:type="simple" xlink:href="#__RefHeading___Toc885_3755134332" text:style-name="Index_20_Link" text:visited-style-name="Index_20_Link"><text:s/>4 FINALIDAD DE LA UNIDAD DE TRABAJO<text:tab/>4</text:a></text:p>
          <text:p text:style-name="P28"><text:a xlink:type="simple" xlink:href="#__RefHeading___Toc1061_2998979112" text:style-name="Index_20_Link" text:visited-style-name="Index_20_Link"><text:s/>5 Contenidos<text:tab/>5</text:a></text:p>
        </text:index-body>
      </text:table-of-content>
      <text:p text:style-name="Text_20_body"/>
      <text:h text:style-name="Heading_20_1" text:outline-level="1"><text:bookmark-start text:name="__RefHeading___Toc1039_2998979112"/><text:bookmark text:name="_Toc136540457"/>COSAS PENDIENTES<text:bookmark-end text:name="__RefHeading___Toc1039_2998979112"/></text:h>
      <text:p text:style-name="P34">además, se deberán concretar las actividades de enseñanza y aprendizaje que se van a plantear en el aula, la selección y uso de los recursos didácticos y los procedimientos, instrumentos de evaluación y criterios de calificación que se proponen, incluyendo el uso pertinente de las tecnologías de la información y de la comunicación. Asimismo, incluirá también un apartado de evaluación de la propia práctica docente y, en su caso, la atención al alumnado con necesidad específica de apoyo educativo, conforme a los principios del Diseño Universal del Aprendizaje.</text:p>
      <text:h text:style-name="Heading_20_1" text:outline-level="1"><text:bookmark-start text:name="__RefHeading___Toc2496_2093756706"/>INTRODUCCIÓN<text:bookmark-end text:name="__RefHeading___Toc2496_2093756706"/></text:h>
      <text:p text:style-name="P9">El objetivo de <text:span text:style-name="T1">este documento </text:span>es elaborar una guía para el proceso de enseñanza/ aprendizaje de la unidad <text:span text:style-name="T1">didáctica</text:span> <text:span text:style-name="T2">Colecciones de datos, </text:span>del módulo <text:span text:style-name="T1">Programación. Este módulo </text:span><text:span text:style-name="T11">forma parte de</text:span><text:span text:style-name="T1">l Ciclo Formativo de Grado Superior </text:span><text:span text:style-name="T12">Desarrollo de Aplicaciones Web (DAW),</text:span><text:span text:style-name="T1"> con </text:span>código <text:span text:style-name="T2">IFCS03</text:span>, cuya duración es de 2000 horas, pertenec<text:span text:style-name="T11">iendo</text:span> a la familia profesional de Informática y Comunicaciones, con referente europeo: <text:span text:style-name="T2">CINE-5b.</text:span></text:p>
      <text:p text:style-name="P9"><text:soft-page-break/>El <text:span text:style-name="T2">R.D. 686/2010</text:span> de <text:span text:style-name="T2">20 de mayo</text:span> establece el título para el Ciclo y fija sus enseñanzas mínimas y el <text:span text:style-name="T2">Decreto 1/2011 de 13 de enero,</text:span> fija su currículo para la Comunidad de Madrid.</text:p>
      <text:p text:style-name="P26"><text:span text:style-name="T7">El módulo profesional de Programación se imparte en el </text:span><text:span text:style-name="T9">primer curso</text:span><text:span text:style-name="T7">, con código </text:span><text:span text:style-name="T9">0485</text:span><text:span text:style-name="T7">, tiene una duración de 205 horas repartidas en 8 horas semanales y una equivalencia en 14 créditos ECTS.</text:span></text:p>
      <text:h text:style-name="Heading_20_1" text:outline-level="1"><text:bookmark-start text:name="__RefHeading___Toc2498_2093756706"/><text:bookmark-start text:name="_Toc136540458"/>CONTEXTUALIZACIÓN<text:bookmark-end text:name="_Toc136540458"/> DE LA UNIDAD DIDÁCTICA<text:bookmark-end text:name="__RefHeading___Toc2498_2093756706"/></text:h>
      <text:h text:style-name="Heading_20_2" text:outline-level="2"><text:bookmark-start text:name="__RefHeading___Toc2500_2093756706"/>Relación con unidades <text:span text:style-name="T13">previas</text:span><text:bookmark-end text:name="__RefHeading___Toc2500_2093756706"/></text:h>
      <text:p text:style-name="P39">Esta unidad se trabaja en la segunda evaluación, cuando los alumnos ya saben utilizar correctamente sentencias y tipos básicos, estructuras condicionales y arrays.</text:p>
      <text:p text:style-name="P12"><text:span text:style-name="T11">De las catorce unidades didácticas en las que están divididos</text:span> <text:span text:style-name="T11">los contenidos del módulo, tal como puede verse en la siguiente tabla, las Colecciones de Datos se explican después de trabajar objetos, clases, conceptos avanzados de clases (herencia, super y subclases, interfaces y clases abstractas) </text:span><text:span text:style-name="T13">y excepciones</text:span><text:span text:style-name="T11">:</text:span></text:p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 table:style-name="Tabla4.1">
            <table:table-cell table:style-name="Tabla4.A1" office:value-type="string">
              <text:p text:style-name="P19">UNIDADES DE TRABAJO</text:p>
            </table:table-cell>
            <table:table-cell table:style-name="Tabla4.B1" office:value-type="string">
              <text:p text:style-name="P19">Competencia Profesional/ Personal/Social</text:p>
            </table:table-cell>
            <table:table-cell table:style-name="Tabla4.C1" office:value-type="string">
              <text:p text:style-name="P19">Horas</text:p>
            </table:table-cell>
            <table:table-cell table:style-name="Tabla4.C1" office:value-type="string">
              <text:p text:style-name="P19">Evaluación</text:p>
            </table:table-cell>
          </table:table-row>
        </table:table-header-rows>
        <table:table-row table:style-name="Tabla4.1">
          <table:table-cell table:style-name="Tabla4.A1" office:value-type="string">
            <text:p text:style-name="P16">U.T. 1 Introducción a la programación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1ª</text:p>
          </table:table-cell>
        </table:table-row>
        <table:table-row table:style-name="Tabla4.1">
          <table:table-cell table:style-name="Tabla4.A1" office:value-type="string">
            <text:p text:style-name="P16">U.T. 2 Identificación de los elementos de un programa informático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1ª</text:p>
          </table:table-cell>
        </table:table-row>
        <table:table-row table:style-name="Tabla4.1">
          <table:table-cell table:style-name="Tabla4.A1" office:value-type="string">
            <text:p text:style-name="P16">U.T. 3 Uso de estructuras de control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30</text:p>
          </table:table-cell>
          <table:table-cell table:style-name="Tabla4.C1" office:value-type="string">
            <text:p text:style-name="P18">1ª</text:p>
          </table:table-cell>
        </table:table-row>
        <table:table-row table:style-name="Tabla4.1">
          <table:table-cell table:style-name="Tabla4.A1" office:value-type="string">
            <text:p text:style-name="P16">U.T. 4 Introducción a la orientación a objetos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1ª</text:p>
          </table:table-cell>
        </table:table-row>
        <table:table-row table:style-name="Tabla4.1">
          <table:table-cell table:style-name="Tabla4.A1" office:value-type="string">
            <text:p text:style-name="P16">U.T. 5 Utilización de objetos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15</text:p>
          </table:table-cell>
          <table:table-cell table:style-name="Tabla4.C1" office:value-type="string">
            <text:p text:style-name="P18">1ª</text:p>
          </table:table-cell>
        </table:table-row>
        <table:table-row table:style-name="Tabla4.1">
          <table:table-cell table:style-name="Tabla4.A1" office:value-type="string">
            <text:p text:style-name="P16">U.T. 6 Desarrollo de clases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30</text:p>
          </table:table-cell>
          <table:table-cell table:style-name="Tabla4.C1" office:value-type="string">
            <text:p text:style-name="P18">2ª</text:p>
          </table:table-cell>
        </table:table-row>
        <table:table-row table:style-name="Tabla4.1">
          <table:table-cell table:style-name="Tabla4.A1" office:value-type="string">
            <text:p text:style-name="P16">U.T. 7 Aplicación de las estructuras de almacenamiento</text:p>
          </table:table-cell>
          <table:table-cell table:style-name="Tabla4.B1" office:value-type="string">
            <text:p text:style-name="P17">e</text:p>
          </table:table-cell>
          <table:table-cell table:style-name="Tabla4.C1" office:value-type="string">
            <text:p text:style-name="P18">20</text:p>
          </table:table-cell>
          <table:table-cell table:style-name="Tabla4.C1" office:value-type="string">
            <text:p text:style-name="P18">2ª</text:p>
          </table:table-cell>
        </table:table-row>
        <text:soft-page-break/>
        <table:table-row table:style-name="Tabla4.1">
          <table:table-cell table:style-name="Tabla4.A1" office:value-type="string">
            <text:p text:style-name="P16">U.T. 8 Utilización avanzada de clases</text:p>
          </table:table-cell>
          <table:table-cell table:style-name="Tabla4.B1" office:value-type="string">
            <text:p text:style-name="P17"/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2ª</text:p>
          </table:table-cell>
        </table:table-row>
        <table:table-row table:style-name="Tabla4.1">
          <table:table-cell table:style-name="Tabla4.A1" office:value-type="string">
            <text:p text:style-name="P16">U.T. 9 Control y manejo de excepciones</text:p>
          </table:table-cell>
          <table:table-cell table:style-name="Tabla4.B1" office:value-type="string">
            <text:p text:style-name="P17">m</text:p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2ª</text:p>
          </table:table-cell>
        </table:table-row>
        <table:table-row table:style-name="Tabla4.1">
          <table:table-cell table:style-name="Tabla4.A1" office:value-type="string">
            <text:p text:style-name="P16">U.T. 10 Colecciones de datos</text:p>
          </table:table-cell>
          <table:table-cell table:style-name="Tabla4.B1" office:value-type="string">
            <text:p text:style-name="P22"/>
          </table:table-cell>
          <table:table-cell table:style-name="Tabla4.C1" office:value-type="string">
            <text:p text:style-name="P18">15</text:p>
          </table:table-cell>
          <table:table-cell table:style-name="Tabla4.C1" office:value-type="string">
            <text:p text:style-name="P18">3ª</text:p>
          </table:table-cell>
        </table:table-row>
        <table:table-row table:style-name="Tabla4.1">
          <table:table-cell table:style-name="Tabla4.A1" office:value-type="string">
            <text:p text:style-name="P16">U.T. 11 Lectura y escritura de información</text:p>
          </table:table-cell>
          <table:table-cell table:style-name="Tabla4.B1" office:value-type="string">
            <text:p text:style-name="P22"/>
          </table:table-cell>
          <table:table-cell table:style-name="Tabla4.C1" office:value-type="string">
            <text:p text:style-name="P18">15</text:p>
          </table:table-cell>
          <table:table-cell table:style-name="Tabla4.C1" office:value-type="string">
            <text:p text:style-name="P18">3ª</text:p>
          </table:table-cell>
        </table:table-row>
        <table:table-row table:style-name="Tabla4.1">
          <table:table-cell table:style-name="Tabla4.A1" office:value-type="string">
            <text:p text:style-name="P16">U.T. 12 Introducción a la programación con Scala</text:p>
          </table:table-cell>
          <table:table-cell table:style-name="Tabla4.B1" office:value-type="string">
            <text:p text:style-name="P22"/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3ª</text:p>
          </table:table-cell>
        </table:table-row>
        <table:table-row table:style-name="Tabla4.1">
          <table:table-cell table:style-name="Tabla4.A1" office:value-type="string">
            <text:p text:style-name="P16">U.T. 13 Gestión de bases de datos relacionales</text:p>
          </table:table-cell>
          <table:table-cell table:style-name="Tabla4.B1" office:value-type="string">
            <text:p text:style-name="P17">d</text:p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3ª</text:p>
          </table:table-cell>
        </table:table-row>
        <table:table-row table:style-name="Tabla4.1">
          <table:table-cell table:style-name="Tabla4.A1" office:value-type="string">
            <text:p text:style-name="P16">U.T. 14 Mantenimiento de la persistencia de los objetos</text:p>
          </table:table-cell>
          <table:table-cell table:style-name="Tabla4.B1" office:value-type="string">
            <text:p text:style-name="P17">d</text:p>
          </table:table-cell>
          <table:table-cell table:style-name="Tabla4.C1" office:value-type="string">
            <text:p text:style-name="P18">10</text:p>
          </table:table-cell>
          <table:table-cell table:style-name="Tabla4.C1" office:value-type="string">
            <text:p text:style-name="P18">3ª</text:p>
          </table:table-cell>
        </table:table-row>
        <table:table-row table:style-name="Tabla4.1">
          <table:table-cell table:style-name="Tabla4.A1" office:value-type="string">
            <text:p text:style-name="P21">** Total horas</text:p>
          </table:table-cell>
          <table:table-cell table:style-name="Tabla4.B1" office:value-type="string">
            <text:p text:style-name="P20"/>
          </table:table-cell>
          <table:table-cell table:style-name="Tabla4.C1" office:value-type="string">
            <text:p text:style-name="P19">205</text:p>
          </table:table-cell>
          <table:table-cell table:style-name="Tabla4.C1" office:value-type="string">
            <text:p text:style-name="P15"/>
          </table:table-cell>
        </table:table-row>
      </table:table>
      <text:p text:style-name="P13">Es importante que previamente tengan claro:</text:p>
      <text:list text:style-name="L1">
        <text:list-item>
          <text:p text:style-name="P35">cómo trabajar con objetos, para poder gestionar colecciones, generalmente de objetos.</text:p>
        </text:list-item>
        <text:list-item>
          <text:p text:style-name="P36">cómo las colecciones en java heredan de superclases e implementan interfaces.</text:p>
        </text:list-item>
        <text:list-item>
          <text:p text:style-name="P36">Cómo gestionar las excepciones que se puedan producir al trabajar con colecciones.</text:p>
        </text:list-item>
      </text:list>
      <text:h text:style-name="Heading_20_2" text:outline-level="2"><text:bookmark-start text:name="__RefHeading___Toc2502_2093756706"/>Relación con <text:span text:style-name="T13">unidades </text:span><text:span text:style-name="T14">didácticas </text:span><text:span text:style-name="T13">posteriores</text:span><text:bookmark-end text:name="__RefHeading___Toc2502_2093756706"/></text:h>
      <text:p text:style-name="P27">Conocer y saber cómo utilizar las colecciones, será algo imprescindible, para poder trabajar con Ficheros y Bases de Datos, ya que el manejo de la información accedida en ambos sistemas, suele mapearse o trabajarse en colecciones.</text:p>
      <text:h text:style-name="Heading_20_2" text:outline-level="2"><text:bookmark-start text:name="__RefHeading___Toc2506_2093756706"/>Relación con otr<text:span text:style-name="T13">os módulos</text:span><text:bookmark-end text:name="__RefHeading___Toc2506_2093756706"/></text:h>
      <text:p text:style-name="P38">Así como en las unidades de Ficheros y BBDD encuentro relación con contenidos visto en otros módulos, como Sistemas Informáticos y <text:s/>Bases de Datos, no encunetro relación entre las Colecciones de Datos y el resto de módulos de primero. Veo más relación con módulos de Desarrollo del segundo curso, donde tendrán que gestionar Colecciones de Datos.</text:p>
      <text:p text:style-name="P38"><text:bookmark-start text:name="_Toc136540459"/>JUSTIFICACIÓN<text:bookmark-end text:name="_Toc136540459"/></text:p>
      <text:p text:style-name="P44"><text:span text:style-name="T8">Aparición en el BOE y BOCM.</text:span></text:p>
      <text:h text:style-name="Heading_20_1" text:outline-level="1"><text:bookmark-start text:name="_Toc136540460"/><text:bookmark-start text:name="__RefHeading___Toc885_3755134332"/><text:soft-page-break/>FINALIDAD DE LA UNIDAD DE TRABAJO<text:bookmark-end text:name="_Toc136540460"/><text:bookmark-end text:name="__RefHeading___Toc885_3755134332"/></text:h>
      <text:p text:style-name="P43"><text:span text:style-name="A1"><text:span text:style-name="T4">Relacionar</text:span></text:span><text:span text:style-name="A1"><text:span text:style-name="T3"> competencias profesionales, personales y sociales, y los objetivos generales del ciclo a cuya adquisición y consecución contribuye de manera específica la presente Unidad de Trabajo, así como los resultados de aprendizaje propios del módulo, junto con los criterios de evaluación correspondientes.</text:span></text:span></text:p>
      <text:p text:style-name="Text_20_body"><text:bookmark-start text:name="_Toc136540461"/><text:bookmark-start text:name="__RefHeading___Toc1055_2998979112"/>Adquisición <text:bookmark-start text:name="_Hlk136107481"/>de competencias profesionales, personales y sociales<text:bookmark-end text:name="_Toc136540461"/><text:bookmark-end text:name="__RefHeading___Toc1055_2998979112"/><text:bookmark-end text:name="_Hlk136107481"/></text:p>
      <text:p text:style-name="Text_20_body"/>
      <text:p text:style-name="Text_20_body"/>
      <text:p text:style-name="Text_20_body"><text:span text:style-name="A1"/></text:p>
      <text:p text:style-name="Text_20_body"><text:bookmark-start text:name="_Toc136540462"/><text:bookmark-start text:name="__RefHeading___Toc1057_2998979112"/>Consecución de objetivos generales del ciclo<text:bookmark-end text:name="_Toc136540462"/><text:bookmark-end text:name="__RefHeading___Toc1057_2998979112"/></text:p>
      <text:p text:style-name="Text_20_body"/>
      <text:p text:style-name="Text_20_body"/>
      <text:p text:style-name="Text_20_body"/>
      <text:p text:style-name="Text_20_body"><text:bookmark-start text:name="_Toc136540463"/><text:bookmark-start text:name="__RefHeading___Toc1059_2998979112"/>Resultados de aprendizaje y criterios de evaluación<text:bookmark-end text:name="_Toc136540463"/><text:bookmark-end text:name="__RefHeading___Toc1059_2998979112"/></text:p>
      <text:p text:style-name="Text_20_body"/>
      <text:p text:style-name="P7"/>
      <text:h text:style-name="P32" text:outline-level="1"><text:bookmark-start text:name="_Toc136540464"/><text:bookmark-start text:name="__RefHeading___Toc1061_2998979112"/>Contenidos<text:bookmark-end text:name="_Toc136540464"/><text:bookmark-end text:name="__RefHeading___Toc1061_2998979112"/></text:h>
      <text:p text:style-name="P9"><text:span text:style-name="T1">Indicar los mínimos del BOE y BOCM</text:span><text:span text:style-name="T2">rsistentes.</text:span></text:p>
      <text:p text:style-name="P8"/>
      <text:list text:style-name="WWNum8">
        <text:list-header>
          <text:p text:style-name="P45"><text:bookmark-start text:name="_Toc136540465"/><text:bookmark-start text:name="__RefHeading___Toc1063_2998979112"/>METODOLOGÍA<text:bookmark-end text:name="_Toc136540465"/> <text:bookmark-end text:name="__RefHeading___Toc1063_2998979112"/></text:p>
        </text:list-header>
      </text:list>
      <text:p text:style-name="P9"/>
      <text:p text:style-name="P46"><text:bookmark-start text:name="_Toc136540466"/><text:bookmark-start text:name="__RefHeading___Toc1065_2998979112"/>ACTIVIDADES DE ENSEÑANZA APRENDIZAJE<text:bookmark-end text:name="_Toc136540466"/><text:bookmark-end text:name="__RefHeading___Toc1065_2998979112"/></text:p>
      <text:p text:style-name="Text_20_body"/>
      <text:p text:style-name="Text_20_body"><text:bookmark-start text:name="__RefHeading___Toc1067_2998979112"/>Parte teórica<text:bookmark-end text:name="__RefHeading___Toc1067_2998979112"/><text:bookmark text:name="_Toc136540467"/></text:p>
      <text:p text:style-name="Text_20_body"/>
      <text:p text:style-name="Text_20_body"><text:bookmark-start text:name="__RefHeading___Toc1069_2998979112"/>Parte práctica<text:bookmark-end text:name="__RefHeading___Toc1069_2998979112"/><text:bookmark text:name="_Toc136540468"/></text:p>
      <text:p text:style-name="Text_20_body"/>
      <text:p text:style-name="Text_20_body"><text:bookmark-start text:name="_Toc136540469"/><text:bookmark-start text:name="__RefHeading___Toc1071_2998979112"/>Secuenciación y temporalización<text:bookmark-end text:name="_Toc136540469"/><text:bookmark-end text:name="__RefHeading___Toc1071_2998979112"/></text:p>
      <text:p text:style-name="P9"><text:span text:style-name="T1">Explicar sesiones comparadas con contenidos</text:span>.</text:p>
      <text:p text:style-name="P10"/>
      <text:p text:style-name="P9"/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esión</text:p>
          </table:table-cell>
          <table:table-cell table:style-name="Tabla2.A1" office:value-type="string">
            <text:p text:style-name="P3">Contenidos y actividades</text:p>
          </table:table-cell>
        </table:table-row>
        <table:table-row table:style-name="Tabla2.2">
          <table:table-cell table:style-name="Tabla2.A2" office:value-type="string">
            <text:p text:style-name="P3">1ª sesión</text:p>
          </table:table-cell>
          <table:table-cell table:style-name="Tabla2.A2" office:value-type="string">
            <text:p text:style-name="P3"/>
          </table:table-cell>
        </table:table-row>
        <table:table-row table:style-name="Tabla2.3">
          <table:table-cell table:style-name="Tabla2.A3" office:value-type="string">
            <text:p text:style-name="P3">2ª sesión</text:p>
          </table:table-cell>
          <table:table-cell table:style-name="Tabla2.A3" office:value-type="string">
            <text:list text:style-name="WWNum51">
              <text:list-item>
                <text:p text:style-name="P40"/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3">3ª sesión</text:p>
          </table:table-cell>
          <table:table-cell table:style-name="Tabla2.A2" office:value-type="string">
            <text:list xml:id="list3324786017" text:style-name="WWNum52">
              <text:list-item>
                <text:p text:style-name="P41"/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3">4ª sesión</text:p>
          </table:table-cell>
          <table:table-cell table:style-name="Tabla2.A3" office:value-type="string">
            <text:list xml:id="list160708857515095" text:continue-numbering="true" text:style-name="WWNum52">
              <text:list-item>
                <text:p text:style-name="P41"/>
              </text:list-item>
            </text:list>
          </table:table-cell>
        </table:table-row>
        <table:table-row table:style-name="Tabla2.6">
          <table:table-cell table:style-name="Tabla2.A6" office:value-type="string">
            <text:p text:style-name="P4">5ª sesión</text:p>
          </table:table-cell>
          <table:table-cell table:style-name="Tabla2.A2" office:value-type="string">
            <text:list text:style-name="WWNum53">
              <text:list-item>
                <text:p text:style-name="P42"/>
              </text:list-item>
            </text:list>
          </table:table-cell>
        </table:table-row>
      </table:table>
      <text:p text:style-name="P6">Tabla <text:sequence text:ref-name="refAutoNr1" text:name="AutoNr" text:formula="ooow:AutoNr+1" style:num-format="1">1</text:sequence><text:s/>Distribución en sesiones de la unidad <text:span text:style-name="T1">didáctica</text:span></text:p>
      <text:p text:style-name="Text_20_body"><text:bookmark-start text:name="_Toc136540470"/><text:bookmark-start text:name="__RefHeading___Toc1073_2998979112"/>RECURSOS DIDÁCTICOS<text:bookmark-end text:name="_Toc136540470"/><text:bookmark-end text:name="__RefHeading___Toc1073_2998979112"/></text:p>
      <text:p text:style-name="P14">Enlaces <text:s/>materiales y ejercicios.</text:p>
      <text:p text:style-name="Text_20_body"><text:bookmark-start text:name="__RefHeading___Toc1075_2998979112"/>EVALUACIÓN Y CALIFICACIÓN<text:bookmark-end text:name="__RefHeading___Toc1075_2998979112"/></text:p>
      <text:p text:style-name="P9"><text:soft-page-break/></text:p>
      <text:p text:style-name="Text_20_body"><text:bookmark-start text:name="_Toc136540472"/><text:bookmark-start text:name="__RefHeading___Toc1077_2998979112"/>Criterios de calificación<text:bookmark-end text:name="_Toc136540472"/><text:bookmark-end text:name="__RefHeading___Toc1077_2998979112"/></text:p>
      <text:p text:style-name="P9">Como se comenta de manera más detallada en la programación didáctica del módulo de <text:span text:style-name="T5">Programación</text:span>, <text:span text:style-name="T5">la evaluación es continua, el contenido de esta unidad se evalúa tanto en la segunda evaluación, como en la tercera. Siendolos criterios de cada evaluación los siguientes:</text:span></text:p>
      <table:table table:name="Tabla3" table:style-name="Tabla3" table:template-name="Simple Grid Rows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Criterio</text:p>
          </table:table-cell>
          <table:table-cell table:style-name="Tabla3.A1" office:value-type="string">
            <text:p text:style-name="P2">Peso</text:p>
          </table:table-cell>
        </table:table-row>
        <table:table-row table:style-name="Tabla3.1">
          <table:table-cell table:style-name="Tabla3.A2" office:value-type="string">
            <text:p text:style-name="P2"/>
          </table:table-cell>
          <table:table-cell table:style-name="Tabla3.B2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2"/>
          </table:table-cell>
          <table:table-cell table:style-name="Tabla3.B3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/>
          </table:table-cell>
          <table:table-cell table:style-name="Tabla3.B2">
            <text:p text:style-name="P2"/>
          </table:table-cell>
        </table:table-row>
        <table:table-row table:style-name="Tabla3.1">
          <table:table-cell table:style-name="Tabla3.A5" office:value-type="string">
            <text:p text:style-name="P2">TOTAL</text:p>
          </table:table-cell>
          <table:table-cell table:style-name="Tabla3.B5" office:value-type="float" office:value="10">
            <text:p text:style-name="P2">10</text:p>
          </table:table-cell>
        </table:table-row>
      </table:table>
      <text:p text:style-name="P6">Tabla <text:sequence text:ref-name="refAutoNr2" text:name="AutoNr" text:formula="ooow:AutoNr+1" style:num-format="1">2</text:sequence><text:s/>Criterios de calificación</text:p>
      <text:p text:style-name="Text_20_body"><text:bookmark-start text:name="_Toc136540473"/><text:bookmark-start text:name="__RefHeading___Toc1079_2998979112"/>Medidas de recuperación<text:bookmark-end text:name="_Toc136540473"/> <text:bookmark-end text:name="__RefHeading___Toc1079_2998979112"/></text:p>
      <text:p text:style-name="Text_20_body"><text:bookmark-start text:name="_Toc136540474"/><text:bookmark-start text:name="__RefHeading___Toc1081_2998979112"/>ATENCIÓN A LA DIVERSIDAD<text:bookmark-end text:name="_Toc136540474"/><text:bookmark-end text:name="__RefHeading___Toc1081_2998979112"/></text:p>
      <text:p text:style-name="P9"/>
      <text:p text:style-name="P9"/>
      <text:p text:style-name="P9"/>
      <text:p text:style-name="P9"/>
      <text:p text:style-name="Text_20_body"><text:bookmark-start text:name="__RefHeading___Toc1083_2998979112"/>BIBLIOGRAFÍA<text:bookmark-end text:name="__RefHeading___Toc1083_2998979112"/></text:p>
      <text:p text:style-name="P9"><text:span text:style-name="T1">Autores y materiales </text:span><text:span text:style-name="T5">de las fuente</text:span><text:bookmark text:name="_Ref346369176"/><text:bookmark text:name="_Ref346369382"/><text:span text:style-name="T15">s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" style:family="paragraph" style:parent-style-name="Standard" style:default-outline-level="" style:class="extra">
      <style:paragraph-properties fo:margin-top="0.212cm" fo:margin-bottom="0.212cm" style:contextual-spacing="true" fo:line-height="200%" fo:text-align="justify" style:justify-single-word="false"/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Arial4" fo:font-family="Arial" style:font-style-name="Negrita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Figura_5f_Tabla" style:display-name="Figura_Tabla" style:family="paragraph" style:parent-style-name="Text" style:default-outline-level="">
      <style:paragraph-properties fo:margin-top="0.423cm" fo:margin-bottom="0.212cm" style:contextual-spacing="true" fo:text-align="center" style:justify-single-word="false"/>
    </style:style>
    <style:style style:name="Tabulado" style:family="paragraph" style:parent-style-name="Standard" style:default-outline-level="">
      <style:paragraph-properties fo:margin-left="1cm" fo:margin-right="0cm" fo:margin-top="0.106cm" fo:margin-bottom="0.106cm" style:contextual-spacing="true" fo:line-height="200%" fo:text-align="justify" style:justify-single-word="false" fo:text-indent="0cm" style:auto-text-indent="false"/>
      <style:text-properties style:font-name="Arial" fo:font-family="Arial" style:font-family-generic="roman" style:font-pitch="variable" fo:font-size="12pt" fo:language="es" fo:country="MX" style:font-name-asian="Calibri1" style:font-family-asian="Calibri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Criterio" style:family="paragraph" style:parent-style-name="Tabulado" style:default-outline-level="">
      <style:paragraph-properties fo:margin-left="1cm" fo:margin-right="0cm" fo:text-indent="-0.63cm" style:auto-text-indent="false"/>
    </style:style>
    <style:style style:name="Contenido" style:family="paragraph" style:parent-style-name="Criterio" style:default-outline-level="">
      <style:paragraph-properties fo:margin-left="2.03cm" fo:margin-right="0cm" fo:text-indent="-0.63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A1" style:family="text">
      <style:text-properties fo:color="#000000" loext:opacity="100%" fo:font-size="10pt" style:font-size-asian="10pt" style:font-size-complex="10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7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8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9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0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1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2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4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5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date-style style:name="N20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3:56:23.480254459</meta:creation-date>
    <dc:date>2023-06-15T16:07:07.997231272</dc:date>
    <meta:editing-duration>PT2H59M6S</meta:editing-duration>
    <meta:editing-cycles>14</meta:editing-cycles>
    <meta:generator>LibreOffice/7.5.3.2$Linux_X86_64 LibreOffice_project/9f56dff12ba03b9acd7730a5a481eea045e468f3</meta:generator>
    <meta:document-statistic meta:table-count="3" meta:image-count="0" meta:object-count="0" meta:page-count="10" meta:paragraph-count="132" meta:word-count="869" meta:character-count="5448" meta:non-whitespace-character-count="4694"/>
  </office:meta>
</office:document-meta>
</file>